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et</text:p>
          </table:table-cell>
          <table:table-cell office:value-type="string" calcext:value-type="string">
            <text:p>fret size</text:p>
          </table:table-cell>
          <table:table-cell office:value-type="string" calcext:value-type="string">
            <text:p>fret position</text:p>
          </table:table-cell>
          <table:table-cell office:value-type="string" calcext:value-type="string">
            <text:p>led?</text:p>
          </table:table-cell>
          <table:table-cell office:value-type="string" calcext:value-type="string">
            <text:p>led posi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SUM([.B$2:.B2])" office:value-type="float" office:value="0" calcext:value-type="float">
            <text:p>0</text:p>
          </table:table-cell>
          <table:table-cell/>
          <table:table-cell table:formula="of:=IF([.D2]=&quot;LED&quot;;[.C2]-[.B2]/2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8-8*([.A2]/11)^0.5" office:value-type="float" office:value="28" calcext:value-type="float">
            <text:p>28</text:p>
          </table:table-cell>
          <table:table-cell table:formula="of:=SUM([.B$2:.B3])" office:value-type="float" office:value="28" calcext:value-type="float">
            <text:p>28</text:p>
          </table:table-cell>
          <table:table-cell/>
          <table:table-cell table:formula="of:=IF([.D3]=&quot;LED&quot;;[.C3]-[.B3]/2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8-8*([.A3]/11)^0.5" office:value-type="float" office:value="25.5879092433779" calcext:value-type="float">
            <text:p>25.5879092434</text:p>
          </table:table-cell>
          <table:table-cell table:formula="of:=SUM([.B$2:.B4])" office:value-type="float" office:value="53.5879092433779" calcext:value-type="float">
            <text:p>53.5879092434</text:p>
          </table:table-cell>
          <table:table-cell/>
          <table:table-cell table:formula="of:=IF([.D4]=&quot;LED&quot;;[.C4]-[.B4]/2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8-8*([.A4]/11)^0.5" office:value-type="float" office:value="24.5887885383102" calcext:value-type="float">
            <text:p>24.5887885383</text:p>
          </table:table-cell>
          <table:table-cell table:formula="of:=SUM([.B$2:.B5])" office:value-type="float" office:value="78.1766977816881" calcext:value-type="float">
            <text:p>78.1766977817</text:p>
          </table:table-cell>
          <table:table-cell office:value-type="string" calcext:value-type="string">
            <text:p>LED</text:p>
          </table:table-cell>
          <table:table-cell table:formula="of:=IF([.D5]=&quot;LED&quot;;[.C5]-[.B5]/2;0)" office:value-type="float" office:value="65.882303512533" calcext:value-type="float">
            <text:p>65.8823035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8-8*([.A5]/11)^0.5" office:value-type="float" office:value="23.8221362570632" calcext:value-type="float">
            <text:p>23.8221362571</text:p>
          </table:table-cell>
          <table:table-cell table:formula="of:=SUM([.B$2:.B6])" office:value-type="float" office:value="101.998834038751" calcext:value-type="float">
            <text:p>101.9988340388</text:p>
          </table:table-cell>
          <table:table-cell/>
          <table:table-cell table:formula="of:=IF([.D6]=&quot;LED&quot;;[.C6]-[.B6]/2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8-8*([.A6]/11)^0.5" office:value-type="float" office:value="23.1758184867558" calcext:value-type="float">
            <text:p>23.1758184868</text:p>
          </table:table-cell>
          <table:table-cell table:formula="of:=SUM([.B$2:.B7])" office:value-type="float" office:value="125.174652525507" calcext:value-type="float">
            <text:p>125.1746525255</text:p>
          </table:table-cell>
          <table:table-cell office:value-type="string" calcext:value-type="string">
            <text:p>LED</text:p>
          </table:table-cell>
          <table:table-cell table:formula="of:=IF([.D7]=&quot;LED&quot;;[.C7]-[.B7]/2;0)" office:value-type="float" office:value="113.586743282129" calcext:value-type="float">
            <text:p>113.5867432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8-8*([.A7]/11)^0.5" office:value-type="float" office:value="22.6064011002941" calcext:value-type="float">
            <text:p>22.6064011003</text:p>
          </table:table-cell>
          <table:table-cell table:formula="of:=SUM([.B$2:.B8])" office:value-type="float" office:value="147.781053625801" calcext:value-type="float">
            <text:p>147.7810536258</text:p>
          </table:table-cell>
          <table:table-cell/>
          <table:table-cell table:formula="of:=IF([.D8]=&quot;LED&quot;;[.C8]-[.B8]/2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8-8*([.A8]/11)^0.5" office:value-type="float" office:value="22.091608432992" calcext:value-type="float">
            <text:p>22.091608433</text:p>
          </table:table-cell>
          <table:table-cell table:formula="of:=SUM([.B$2:.B9])" office:value-type="float" office:value="169.872662058793" calcext:value-type="float">
            <text:p>169.8726620588</text:p>
          </table:table-cell>
          <table:table-cell office:value-type="string" calcext:value-type="string">
            <text:p>LED</text:p>
          </table:table-cell>
          <table:table-cell table:formula="of:=IF([.D9]=&quot;LED&quot;;[.C9]-[.B9]/2;0)" office:value-type="float" office:value="158.826857842297" calcext:value-type="float">
            <text:p>158.82685784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8-8*([.A9]/11)^0.5" office:value-type="float" office:value="21.6182077182603" calcext:value-type="float">
            <text:p>21.6182077183</text:p>
          </table:table-cell>
          <table:table-cell table:formula="of:=SUM([.B$2:.B10])" office:value-type="float" office:value="191.490869777054" calcext:value-type="float">
            <text:p>191.4908697771</text:p>
          </table:table-cell>
          <table:table-cell/>
          <table:table-cell table:formula="of:=IF([.D10]=&quot;LED&quot;;[.C10]-[.B10]/2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8-8*([.A10]/11)^0.5" office:value-type="float" office:value="21.1775770766205" calcext:value-type="float">
            <text:p>21.1775770766</text:p>
          </table:table-cell>
          <table:table-cell table:formula="of:=SUM([.B$2:.B11])" office:value-type="float" office:value="212.668446853674" calcext:value-type="float">
            <text:p>212.6684468537</text:p>
          </table:table-cell>
          <table:table-cell office:value-type="string" calcext:value-type="string">
            <text:p>LED</text:p>
          </table:table-cell>
          <table:table-cell table:formula="of:=IF([.D11]=&quot;LED&quot;;[.C11]-[.B11]/2;0)" office:value-type="float" office:value="202.079658315364" calcext:value-type="float">
            <text:p>202.0796583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8-8*([.A11]/11)^0.5" office:value-type="float" office:value="20.7637277301337" calcext:value-type="float">
            <text:p>20.7637277301</text:p>
          </table:table-cell>
          <table:table-cell table:formula="of:=SUM([.B$2:.B12])" office:value-type="float" office:value="233.432174583808" calcext:value-type="float">
            <text:p>233.4321745838</text:p>
          </table:table-cell>
          <table:table-cell/>
          <table:table-cell table:formula="of:=IF([.D12]=&quot;LED&quot;;[.C12]-[.B12]/2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8-8*([.A12]/11)^0.5" office:value-type="float" office:value="20.3722992860353" calcext:value-type="float">
            <text:p>20.372299286</text:p>
          </table:table-cell>
          <table:table-cell table:formula="of:=SUM([.B$2:.B13])" office:value-type="float" office:value="253.804473869843" calcext:value-type="float">
            <text:p>253.8044738698</text:p>
          </table:table-cell>
          <table:table-cell/>
          <table:table-cell table:formula="of:=IF([.D13]=&quot;LED&quot;;[.C13]-[.B13]/2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8-8*([.A13]/11)^0.5" office:value-type="float" office:value="20" calcext:value-type="float">
            <text:p>20</text:p>
          </table:table-cell>
          <table:table-cell table:formula="of:=SUM([.B$2:.B14])" office:value-type="float" office:value="273.804473869843" calcext:value-type="float">
            <text:p>273.8044738698</text:p>
          </table:table-cell>
          <table:table-cell office:value-type="string" calcext:value-type="string">
            <text:p>LED</text:p>
          </table:table-cell>
          <table:table-cell table:formula="of:=IF([.D14]=&quot;LED&quot;;[.C14]-[.B14]/2;0)" office:value-type="float" office:value="263.804473869843" calcext:value-type="float">
            <text:p>263.80447386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8-8*([.A14]/11)^0.5" office:value-type="float" office:value="19.6442725141265" calcext:value-type="float">
            <text:p>19.6442725141</text:p>
          </table:table-cell>
          <table:table-cell table:formula="of:=SUM([.B$2:.B15])" office:value-type="float" office:value="293.448746383969" calcext:value-type="float">
            <text:p>293.448746384</text:p>
          </table:table-cell>
          <table:table-cell/>
          <table:table-cell table:formula="of:=IF([.D15]=&quot;LED&quot;;[.C15]-[.B15]/2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8-8*([.A15]/11)^0.5" office:value-type="float" office:value="19.3030830959263" calcext:value-type="float">
            <text:p>19.3030830959</text:p>
          </table:table-cell>
          <table:table-cell table:formula="of:=SUM([.B$2:.B16])" office:value-type="float" office:value="312.751829479896" calcext:value-type="float">
            <text:p>312.7518294799</text:p>
          </table:table-cell>
          <table:table-cell/>
          <table:table-cell table:formula="of:=IF([.D16]=&quot;LED&quot;;[.C16]-[.B16]/2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8-8*([.A16]/11)^0.5" office:value-type="float" office:value="18.9747828029157" calcext:value-type="float">
            <text:p>18.9747828029</text:p>
          </table:table-cell>
          <table:table-cell table:formula="of:=SUM([.B$2:.B17])" office:value-type="float" office:value="331.726612282811" calcext:value-type="float">
            <text:p>331.7266122828</text:p>
          </table:table-cell>
          <table:table-cell office:value-type="string" calcext:value-type="string">
            <text:p>LED</text:p>
          </table:table-cell>
          <table:table-cell table:formula="of:=IF([.D17]=&quot;LED&quot;;[.C17]-[.B17]/2;0)" office:value-type="float" office:value="322.239220881353" calcext:value-type="float">
            <text:p>322.23922088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8-8*([.A17]/11)^0.5" office:value-type="float" office:value="18.6580126700617" calcext:value-type="float">
            <text:p>18.6580126701</text:p>
          </table:table-cell>
          <table:table-cell table:formula="of:=SUM([.B$2:.B18])" office:value-type="float" office:value="350.384624952873" calcext:value-type="float">
            <text:p>350.3846249529</text:p>
          </table:table-cell>
          <table:table-cell/>
          <table:table-cell table:formula="of:=IF([.D18]=&quot;LED&quot;;[.C18]-[.B18]/2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8-8*([.A18]/11)^0.5" office:value-type="float" office:value="18.3516369735116" calcext:value-type="float">
            <text:p>18.3516369735</text:p>
          </table:table-cell>
          <table:table-cell table:formula="of:=SUM([.B$2:.B19])" office:value-type="float" office:value="368.736261926385" calcext:value-type="float">
            <text:p>368.7362619264</text:p>
          </table:table-cell>
          <table:table-cell office:value-type="string" calcext:value-type="string">
            <text:p>LED</text:p>
          </table:table-cell>
          <table:table-cell table:formula="of:=IF([.D19]=&quot;LED&quot;;[.C19]-[.B19]/2;0)" office:value-type="float" office:value="359.560443439629" calcext:value-type="float">
            <text:p>359.5604434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2:58:14.395000000</meta:creation-date>
    <dc:date>2017-09-09T13:41:18.529000000</dc:date>
    <meta:editing-duration>PT12M53S</meta:editing-duration>
    <meta:editing-cycles>3</meta:editing-cycles>
    <meta:generator>LibreOffice/4.4.0.3$Windows_x86 LibreOffice_project/de093506bcdc5fafd9023ee680b8c60e3e0645d7</meta:generator>
    <meta:document-statistic meta:table-count="1" meta:cell-count="83" meta:object-count="0"/>
  </office:meta>
</office:document-meta>
</file>